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4c883" officeooo:paragraph-rsid="0032e542" style:font-style-asian="normal" style:font-style-complex="normal"/>
    </style:style>
    <style:style style:name="P2" style:family="paragraph" style:parent-style-name="Standard">
      <style:text-properties fo:font-style="normal" officeooo:rsid="003b3a4f" officeooo:paragraph-rsid="003b3a4f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3b3a4f" officeooo:paragraph-rsid="003b3a4f" style:font-style-asian="normal" style:font-style-complex="normal"/>
    </style:style>
    <style:style style:name="P4" style:family="paragraph" style:parent-style-name="Standard">
      <style:text-properties fo:font-style="normal" officeooo:rsid="003b9f27" officeooo:paragraph-rsid="003b9f27" style:font-style-asian="normal" style:font-style-complex="normal"/>
    </style:style>
    <style:style style:name="P5" style:family="paragraph" style:parent-style-name="Standard">
      <style:text-properties fo:font-style="normal" officeooo:rsid="003d476a" officeooo:paragraph-rsid="003d476a" style:font-style-asian="normal" style:font-style-complex="normal"/>
    </style:style>
    <style:style style:name="P6" style:family="paragraph" style:parent-style-name="Standard">
      <style:text-properties fo:font-style="normal" officeooo:rsid="003eb523" officeooo:paragraph-rsid="003eb523" style:font-style-asian="normal" style:font-style-complex="normal"/>
    </style:style>
    <style:style style:name="P7" style:family="paragraph" style:parent-style-name="Standard">
      <style:text-properties fo:font-style="normal" officeooo:rsid="003edfb7" officeooo:paragraph-rsid="003edfb7" style:font-style-asian="normal" style:font-style-complex="normal"/>
    </style:style>
    <style:style style:name="P8" style:family="paragraph" style:parent-style-name="Standard">
      <style:text-properties fo:font-style="normal" officeooo:rsid="00414628" officeooo:paragraph-rsid="00414628" style:font-style-asian="normal" style:font-style-complex="normal"/>
    </style:style>
    <style:style style:name="P9" style:family="paragraph" style:parent-style-name="Standard">
      <style:text-properties fo:font-style="normal" officeooo:rsid="00434865" officeooo:paragraph-rsid="00434865" style:font-style-asian="normal" style:font-style-complex="normal"/>
    </style:style>
    <style:style style:name="P10" style:family="paragraph" style:parent-style-name="Standard">
      <style:text-properties fo:font-style="normal" officeooo:rsid="00441d1c" officeooo:paragraph-rsid="00441d1c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441d1c" officeooo:paragraph-rsid="00441d1c" style:font-style-asian="normal" style:font-style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0441d1c" officeooo:paragraph-rsid="0044e7e6" style:font-style-asian="normal" style:font-style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officeooo:rsid="0047e266" officeooo:paragraph-rsid="0047e266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441d1c" officeooo:paragraph-rsid="00441d1c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441d1c" officeooo:paragraph-rsid="0044e7e6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44e7e6" officeooo:paragraph-rsid="0044e7e6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47e266" officeooo:paragraph-rsid="0044e7e6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47e266" officeooo:paragraph-rsid="0047e266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495e21" officeooo:paragraph-rsid="00495e21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4e5bbd" officeooo:paragraph-rsid="004e5bbd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4e8608" officeooo:paragraph-rsid="004e8608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4ed61c" officeooo:paragraph-rsid="004ed61c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506f22" officeooo:paragraph-rsid="00506f22" style:font-style-asian="normal" style:font-style-complex="normal"/>
    </style:style>
    <style:style style:name="P24" style:family="paragraph" style:parent-style-name="Standard">
      <style:text-properties fo:font-style="normal" style:text-underline-style="none" fo:font-weight="bold" officeooo:rsid="004ed61c" officeooo:paragraph-rsid="004ed61c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officeooo:rsid="00414628" officeooo:paragraph-rsid="00414628" style:font-style-asian="normal" style:font-style-complex="normal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style:text-underline-style="none" officeooo:rsid="0047e266" officeooo:paragraph-rsid="0047e266" style:font-style-asian="normal" style:font-style-complex="normal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style:text-underline-style="none" officeooo:rsid="004e5bbd" officeooo:paragraph-rsid="004e5bbd" style:font-style-asian="normal" style:font-style-complex="normal"/>
    </style:style>
    <style:style style:name="P28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441d1c" officeooo:paragraph-rsid="0044e7e6" style:font-style-asian="normal" style:font-style-complex="normal"/>
    </style:style>
    <style:style style:name="P29" style:family="paragraph" style:parent-style-name="Standard">
      <style:text-properties fo:font-style="normal" style:text-underline-style="none" officeooo:rsid="00507f8f" officeooo:paragraph-rsid="00507f8f" style:font-style-asian="normal" style:font-style-complex="normal"/>
    </style:style>
    <style:style style:name="P30" style:family="paragraph" style:parent-style-name="Standard">
      <style:text-properties fo:font-style="normal" style:text-underline-style="none" officeooo:rsid="005196bd" officeooo:paragraph-rsid="005196bd" style:font-style-asian="normal" style:font-style-complex="normal"/>
    </style:style>
    <style:style style:name="P31" style:family="paragraph" style:parent-style-name="Standard">
      <style:text-properties fo:font-style="normal" style:text-underline-style="none" officeooo:rsid="0052db9f" officeooo:paragraph-rsid="0052db9f" style:font-style-asian="normal" style:font-style-complex="normal"/>
    </style:style>
    <style:style style:name="T1" style:family="text">
      <style:text-properties officeooo:rsid="003f7da9"/>
    </style:style>
    <style:style style:name="T2" style:family="text">
      <style:text-properties officeooo:rsid="004073f8"/>
    </style:style>
    <style:style style:name="T3" style:family="text">
      <style:text-properties officeooo:rsid="0041b7e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4e7e6"/>
    </style:style>
    <style:style style:name="T6" style:family="text">
      <style:text-properties officeooo:rsid="004a56e8"/>
    </style:style>
    <style:style style:name="T7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</text:p>
      <text:p text:style-name="P1"/>
      <text:p text:style-name="P2">Créé en 1972 par Denis Ritchie (AT&amp;T)</text:p>
      <text:p text:style-name="P2"/>
      <text:p text:style-name="P4">exemple : micro-contrôleur = fait en C</text:p>
      <text:p text:style-name="P4"/>
      <text:p text:style-name="P5">avantages : facilité, compréhension, maintenance, portabilité</text:p>
      <text:p text:style-name="P5"/>
      <text:p text:style-name="P6">mingw : compilateur</text:p>
      <text:p text:style-name="P6"/>
      <text:p text:style-name="P7">#include : directive envoyée au préprocesseur <text:span text:style-name="T1">( =</text:span> programme qui prépare le <text:span text:style-name="T2">c</text:span>ode à la compilation)</text:p>
      <text:p text:style-name="P8">on compile pour obtenir les ".o"</text:p>
      <text:p text:style-name="P8"/>
      <text:p text:style-name="P9"><text:span text:style-name="T4">schéma de compilation :</text:span> </text:p>
      <text:p text:style-name="P8">préprocesseur (.h) → compilateur (.o) → éditeur de lien (exécutable<text:span text:style-name="T3">)</text:span></text:p>
      <text:p text:style-name="P8"/>
      <text:p text:style-name="P25"/>
      <text:p text:style-name="P8"/>
      <text:p text:style-name="P10">Entrées / Sorties standards</text:p>
      <text:p text:style-name="P10"/>
      <text:p text:style-name="P10">3 flux : </text:p>
      <text:p text:style-name="P10">- STDIN (entrée standard → clavier)</text:p>
      <text:p text:style-name="P10">- STDOUT (sortie standard → écran)</text:p>
      <text:p text:style-name="P10">- STDERR (sortie d'erreur)</text:p>
      <text:p text:style-name="P10"/>
      <text:p text:style-name="P11">* getc()</text:p>
      <text:p text:style-name="P11"/>
      <text:p text:style-name="P14"><text:tab/>Permet de lire un caractère sur un des flux.</text:p>
      <text:p text:style-name="P14"/>
      <text:p text:style-name="P14">ex : char carac;</text:p>
      <text:p text:style-name="P14"/>
      <text:p text:style-name="P14">carac = getc(stdin);</text:p>
      <text:p text:style-name="P14"/>
      <text:p text:style-name="P11">* getchar()</text:p>
      <text:p text:style-name="P11"/>
      <text:p text:style-name="P14"><text:tab/>getc en stdin seulement.</text:p>
      <text:p text:style-name="P14"/>
      <text:p text:style-name="P14"><text:span text:style-name="T5">ex : </text:span>char carac;</text:p>
      <text:p text:style-name="P14"/>
      <text:p text:style-name="P14">carac = getchar();</text:p>
      <text:p text:style-name="P14"/>
      <text:p text:style-name="P11">* putc()</text:p>
      <text:p text:style-name="P14"/>
      <text:p text:style-name="P14"><text:tab/>Permet d'afficher un caractère sur un flux.</text:p>
      <text:p text:style-name="P14"/>
      <text:p text:style-name="P16">ex : carac = 'b';</text:p>
      <text:p text:style-name="P16"/>
      <text:p text:style-name="P16">putc(carac, stdout);</text:p>
      <text:p text:style-name="P16"/>
      <text:p text:style-name="P12"/>
      <text:p text:style-name="P28">* <text:span text:style-name="T5">putchar</text:span>()</text:p>
      <text:p text:style-name="P15"/>
      <text:p text:style-name="P16"><text:tab/>putc en stdout seulement.</text:p>
      <text:p text:style-name="P15"/>
      <text:p text:style-name="P16">ex : carac = 'b';</text:p>
      <text:p text:style-name="P16"/>
      <text:p text:style-name="P16">puthcar(carac);</text:p>
      <text:p text:style-name="P17"/>
      <text:p text:style-name="P26"/>
      <text:p text:style-name="P18"/>
      <text:p text:style-name="P13">Le cast :</text:p>
      <text:p text:style-name="P18"/>
      <text:p text:style-name="P18">int a = 2;</text:p>
      <text:p text:style-name="P18">float b;</text:p>
      <text:p text:style-name="P18"/>
      <text:p text:style-name="P18">b = (float) a;</text:p>
      <text:p text:style-name="P18"/>
      <text:p text:style-name="P26"/>
      <text:p text:style-name="P18"/>
      <text:p text:style-name="P19">i++ : l'opération a lieu après l'affectation</text:p>
      <text:p text:style-name="P19">++i : l'opération a lieu avant l'affectati<text:span text:style-name="T6">on</text:span></text:p>
      <text:p text:style-name="P19"/>
      <text:p text:style-name="P20">do{</text:p>
      <text:p text:style-name="P20"/>
      <text:p text:style-name="P20">} while( a &gt; b) </text:p>
      <text:p text:style-name="P20"/>
      <text:p text:style-name="P27"/>
      <text:p text:style-name="P20"/>
      <text:p text:style-name="P21">char array[7] = {'B', 'o', 'n', 'j', 'o', 'u', '\0'};</text:p>
      <text:p text:style-name="P21"/>
      <text:p text:style-name="P21">char array[7] = "Bonjour";</text:p>
      <text:p text:style-name="P21">char array[] = "Bonjour";</text:p>
      <text:p text:style-name="P21"/>
      <text:p text:style-name="P21"><text:span text:style-name="T7">char array[2] <text:s/>= "ab";</text:span> : faux car (ab\0 = 3 caractères)</text:p>
      <text:p text:style-name="P21"/>
      <text:p text:style-name="P24">strlen(array);</text:p>
      <text:p text:style-name="P22"/>
      <text:p text:style-name="P22">strlen renvoie un size_t</text:p>
      <text:p text:style-name="P22"/>
      <text:p text:style-name="P23">size_t peut varier d'une machine à l'autre (il est défini dans string.h)</text:p>
      <text:p text:style-name="P23"/>
      <text:p text:style-name="P29">strcpy(string_destination, string_départ)</text:p>
      <text:p text:style-name="P29"/>
      <text:p text:style-name="P30">char chaine[10];</text:p>
      <text:p text:style-name="P30"/>
      <text:p text:style-name="P30">scanf("%s", chaine);</text:p>
      <text:p text:style-name="P30"/>
      <text:p text:style-name="P30">printf("%s\n", chaine)<text:tab/><text:tab/> &lt;=&gt; <text:s text:c="7"/>puts(chaine);</text:p>
      <text:p text:style-name="P30"/>
      <text:p text:style-name="P31">sizeof(variable) : nb d'octets coocupés par la variable</text:p>
      <text:p text:style-name="P30"/>
      <text:p text:style-name="P31">taille d'un tableau : sizeof(tab)/sizeof(int)</text:p>
      <text:p text:style-name="P31"><text:soft-page-break/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01-22T17:15:57.119944335</dc:date>
    <meta:editing-duration>PT10H45M1S</meta:editing-duration>
    <meta:editing-cycles>82</meta:editing-cycles>
    <meta:document-statistic meta:table-count="0" meta:image-count="0" meta:object-count="0" meta:page-count="3" meta:paragraph-count="51" meta:word-count="244" meta:character-count="1468" meta:non-whitespace-character-count="1258"/>
  </office:meta>
</office:document-meta>
</file>